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59">
            <text:p>59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issionrobot</text:p>
          </table:table-cell>
        </table:table-row>
        <table:table-row>
          <table:table-cell office:value-type="string">
            <text:p/>
          </table:table-cell>
          <table:table-cell office:value-type="string">
            <text:p>MR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BBB_00</text:p>
          </table:table-cell>
          <table:table-cell office:value-type="string">
            <text:p/>
          </table:table-cell>
          <table:table-cell office:value-type="string">
            <text:p>BBB_0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mob/s#Mobility/m#St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BBB_01</text:p>
          </table:table-cell>
          <table:table-cell office:value-type="string">
            <text:p/>
          </table:table-cell>
          <table:table-cell office:value-type="string">
            <text:p>BBB_0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nextstep/s#NextStep/m#Yes,mrmob/s#Mobility/m#TurnRig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BBB_03</text:p>
          </table:table-cell>
          <table:table-cell office:value-type="string">
            <text:p/>
          </table:table-cell>
          <table:table-cell office:value-type="string">
            <text:p>BBB_0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nextstep/s#NextStep/m#Yes,mrmob/s#Mobility/m#TurnLe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BBW_00</text:p>
          </table:table-cell>
          <table:table-cell office:value-type="string">
            <text:p/>
          </table:table-cell>
          <table:table-cell office:value-type="string">
            <text:p>BBW_0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mob/s#Mobility/m#St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BBW_01</text:p>
          </table:table-cell>
          <table:table-cell office:value-type="string">
            <text:p/>
          </table:table-cell>
          <table:table-cell office:value-type="string">
            <text:p>BBW_0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line/s#LineFollower/m#WB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BBW_03</text:p>
          </table:table-cell>
          <table:table-cell office:value-type="string">
            <text:p/>
          </table:table-cell>
          <table:table-cell office:value-type="string">
            <text:p>BBW_0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nextstep/s#NextStep/m#Yes,mrmob/s#Mobility/m#TurnLef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BWB_00</text:p>
          </table:table-cell>
          <table:table-cell office:value-type="string">
            <text:p/>
          </table:table-cell>
          <table:table-cell office:value-type="string">
            <text:p>BWB_0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mob/s#Mobility/m#St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BWB_01</text:p>
          </table:table-cell>
          <table:table-cell office:value-type="string">
            <text:p/>
          </table:table-cell>
          <table:table-cell office:value-type="string">
            <text:p>BWB_0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mob/s#Mobility/m#St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BWB_03</text:p>
          </table:table-cell>
          <table:table-cell office:value-type="string">
            <text:p/>
          </table:table-cell>
          <table:table-cell office:value-type="string">
            <text:p>BWB_0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mob/s#Mobility/m#St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BWW_00</text:p>
          </table:table-cell>
          <table:table-cell office:value-type="string">
            <text:p/>
          </table:table-cell>
          <table:table-cell office:value-type="string">
            <text:p>BWW_0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mob/s#Mobility/m#St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BWW_01</text:p>
          </table:table-cell>
          <table:table-cell office:value-type="string">
            <text:p/>
          </table:table-cell>
          <table:table-cell office:value-type="string">
            <text:p>BWW_0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line/s#LineFollower/m#WB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BWW_03</text:p>
          </table:table-cell>
          <table:table-cell office:value-type="string">
            <text:p/>
          </table:table-cell>
          <table:table-cell office:value-type="string">
            <text:p>BWW_0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line/s#LineFollower/m#WB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WBB_00</text:p>
          </table:table-cell>
          <table:table-cell office:value-type="string">
            <text:p/>
          </table:table-cell>
          <table:table-cell office:value-type="string">
            <text:p>WBB_0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mob/s#Mobility/m#St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WBB_01</text:p>
          </table:table-cell>
          <table:table-cell office:value-type="string">
            <text:p/>
          </table:table-cell>
          <table:table-cell office:value-type="string">
            <text:p>WBB_0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mob/s#Mobility/m#TurnRight,mrnextstep/s#NextStep/m#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WBB_03</text:p>
          </table:table-cell>
          <table:table-cell office:value-type="string">
            <text:p/>
          </table:table-cell>
          <table:table-cell office:value-type="string">
            <text:p>WBB_0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line/s#LineFollower/m#WB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WBW_00</text:p>
          </table:table-cell>
          <table:table-cell office:value-type="string">
            <text:p/>
          </table:table-cell>
          <table:table-cell office:value-type="string">
            <text:p>WBW_0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mob/s#Mobility/m#St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WBW_01</text:p>
          </table:table-cell>
          <table:table-cell office:value-type="string">
            <text:p/>
          </table:table-cell>
          <table:table-cell office:value-type="string">
            <text:p>WBW_0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line/s#LineFollower/m#WB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WBW_03</text:p>
          </table:table-cell>
          <table:table-cell office:value-type="string">
            <text:p/>
          </table:table-cell>
          <table:table-cell office:value-type="string">
            <text:p>WBW_0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line/s#LineFollower/m#WB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WWB_00</text:p>
          </table:table-cell>
          <table:table-cell office:value-type="string">
            <text:p/>
          </table:table-cell>
          <table:table-cell office:value-type="string">
            <text:p>WWB_0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mob/s#Mobility/m#St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WWB_01</text:p>
          </table:table-cell>
          <table:table-cell office:value-type="string">
            <text:p/>
          </table:table-cell>
          <table:table-cell office:value-type="string">
            <text:p>WWB_0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line/s#LineFollower/m#WB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WWB_03</text:p>
          </table:table-cell>
          <table:table-cell office:value-type="string">
            <text:p/>
          </table:table-cell>
          <table:table-cell office:value-type="string">
            <text:p>WWB_0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line/s#LineFollower/m#WB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WWW_00</text:p>
          </table:table-cell>
          <table:table-cell office:value-type="string">
            <text:p/>
          </table:table-cell>
          <table:table-cell office:value-type="string">
            <text:p>WWW_0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mob/s#Mobility/m#St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WWW_01</text:p>
          </table:table-cell>
          <table:table-cell office:value-type="string">
            <text:p/>
          </table:table-cell>
          <table:table-cell office:value-type="string">
            <text:p>WWW_0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mob/s#Mobility/m#Forwar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/m#WWW_03</text:p>
          </table:table-cell>
          <table:table-cell office:value-type="string">
            <text:p/>
          </table:table-cell>
          <table:table-cell office:value-type="string">
            <text:p>WWW_0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>mrmob/s#Mobility/m#St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/>
          </table:table-cell>
          <table:table-cell office:value-type="string">
            <text:p>Decisi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ssionrobot/s#MissionRobot/s#Pat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RightWheelSpeed/m#Stop</text:p>
          </table:table-cell>
          <table:table-cell office:value-type="string">
            <text:p/>
          </table:table-cell>
          <table:table-cell office:value-type="string">
            <text:p>Sto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RightWheelSpeed</text:p>
          </table:table-cell>
          <table:table-cell office:value-type="string">
            <text:p>mrmob/s#Mobility/p#RightWheelSpeed/v#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RightWheelSpeed/m#Forward</text:p>
          </table:table-cell>
          <table:table-cell office:value-type="string">
            <text:p/>
          </table:table-cell>
          <table:table-cell office:value-type="string">
            <text:p>Forwar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RightWheelSpeed</text:p>
          </table:table-cell>
          <table:table-cell office:value-type="string">
            <text:p>mrmob/s#Mobility/p#RightWheelSpeed/v#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RightWheelSpeed/m#Back</text:p>
          </table:table-cell>
          <table:table-cell office:value-type="string">
            <text:p/>
          </table:table-cell>
          <table:table-cell office:value-type="string">
            <text:p>Bac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RightWheelSpeed</text:p>
          </table:table-cell>
          <table:table-cell office:value-type="string">
            <text:p>mrmob/s#Mobility/p#RightWheelSpeed/v#-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RightWheelSpeed/v#0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RightWheelSpe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RightWheelSpeed/v#10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RightWheelSpe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RightWheelSpeed/v#-10</text:p>
          </table:table-cell>
          <table:table-cell office:value-type="string">
            <text:p/>
          </table:table-cell>
          <table:table-cell office:value-type="string">
            <text:p>-1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RightWheelSpe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LeftWheelSpeed/m#Stop</text:p>
          </table:table-cell>
          <table:table-cell office:value-type="string">
            <text:p/>
          </table:table-cell>
          <table:table-cell office:value-type="string">
            <text:p>Sto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LeftWheelSpeed</text:p>
          </table:table-cell>
          <table:table-cell office:value-type="string">
            <text:p>mrmob/s#Mobility/p#LeftWheelSpeed/v#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LeftWheelSpeed/m#Forward</text:p>
          </table:table-cell>
          <table:table-cell office:value-type="string">
            <text:p/>
          </table:table-cell>
          <table:table-cell office:value-type="string">
            <text:p>Forwar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LeftWheelSpeed</text:p>
          </table:table-cell>
          <table:table-cell office:value-type="string">
            <text:p>mrmob/s#Mobility/p#LeftWheelSpeed/v#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LeftWheelSpeed/m#Back</text:p>
          </table:table-cell>
          <table:table-cell office:value-type="string">
            <text:p/>
          </table:table-cell>
          <table:table-cell office:value-type="string">
            <text:p>Bac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LeftWheelSpeed</text:p>
          </table:table-cell>
          <table:table-cell office:value-type="string">
            <text:p>mrmob/s#Mobility/p#LeftWheelSpeed/v#-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LeftWheelSpeed/v#0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LeftWheelSpe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LeftWheelSpeed/v#10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LeftWheelSpe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LeftWheelSpeed/v#-10</text:p>
          </table:table-cell>
          <table:table-cell office:value-type="string">
            <text:p/>
          </table:table-cell>
          <table:table-cell office:value-type="string">
            <text:p>-1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LeftWheelSpe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m#Forward</text:p>
          </table:table-cell>
          <table:table-cell office:value-type="string">
            <text:p/>
          </table:table-cell>
          <table:table-cell office:value-type="string">
            <text:p>Forwar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</text:p>
          </table:table-cell>
          <table:table-cell office:value-type="string">
            <text:p>mrmob/s#Mobility/p#RightWheelSpeed/m#Forward,mrmob/s#Mobility/p#LeftWheelSpeed/m#Forwar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m#TurnRight</text:p>
          </table:table-cell>
          <table:table-cell office:value-type="string">
            <text:p/>
          </table:table-cell>
          <table:table-cell office:value-type="string">
            <text:p>TurnRigh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</text:p>
          </table:table-cell>
          <table:table-cell office:value-type="string">
            <text:p>mrmob/s#Mobility/p#RightWheelSpeed/m#Back,mrmob/s#Mobility/p#LeftWheelSpeed/m#Forwar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m#TurnLeft</text:p>
          </table:table-cell>
          <table:table-cell office:value-type="string">
            <text:p/>
          </table:table-cell>
          <table:table-cell office:value-type="string">
            <text:p>TurnLef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</text:p>
          </table:table-cell>
          <table:table-cell office:value-type="string">
            <text:p>mrmob/s#Mobility/p#LeftWheelSpeed/m#Back,mrmob/s#Mobility/p#RightWheelSpeed/m#Forwar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m#Stop</text:p>
          </table:table-cell>
          <table:table-cell office:value-type="string">
            <text:p/>
          </table:table-cell>
          <table:table-cell office:value-type="string">
            <text:p>Sto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</text:p>
          </table:table-cell>
          <table:table-cell office:value-type="string">
            <text:p>mrmob/s#Mobility/p#LeftWheelSpeed/m#Stop,mrmob/s#Mobility/p#RightWheelSpeed/m#St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m#SoftLeft</text:p>
          </table:table-cell>
          <table:table-cell office:value-type="string">
            <text:p/>
          </table:table-cell>
          <table:table-cell office:value-type="string">
            <text:p>SoftLef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</text:p>
          </table:table-cell>
          <table:table-cell office:value-type="string">
            <text:p>mrmob/s#Mobility/p#LeftWheelSpeed/m#Stop,mrmob/s#Mobility/p#RightWheelSpeed/m#Forwar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m#SoftRight</text:p>
          </table:table-cell>
          <table:table-cell office:value-type="string">
            <text:p/>
          </table:table-cell>
          <table:table-cell office:value-type="string">
            <text:p>SoftRigh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</text:p>
          </table:table-cell>
          <table:table-cell office:value-type="string">
            <text:p>mrmob/s#Mobility/p#RightWheelSpeed/m#Stop,mrmob/s#Mobility/p#LeftWheelSpeed/m#Forwar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</text:p>
          </table:table-cell>
          <table:table-cell office:value-type="string">
            <text:p/>
          </table:table-cell>
          <table:table-cell office:value-type="string">
            <text:p>Mobility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RightWheelSpeed</text:p>
          </table:table-cell>
          <table:table-cell office:value-type="string">
            <text:p/>
          </table:table-cell>
          <table:table-cell office:value-type="string">
            <text:p>RightWheelSpee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/p#LeftWheelSpeed</text:p>
          </table:table-cell>
          <table:table-cell office:value-type="string">
            <text:p/>
          </table:table-cell>
          <table:table-cell office:value-type="string">
            <text:p>LeftWheelSpee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mob/s#Mobil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nextstep/s#NextStep/m#Yes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nextstep/s#NextSte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nextstep/s#NextStep</text:p>
          </table:table-cell>
          <table:table-cell office:value-type="string">
            <text:p/>
          </table:table-cell>
          <table:table-cell office:value-type="string">
            <text:p>NextStep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line/s#LineFollower/m#WBW</text:p>
          </table:table-cell>
          <table:table-cell office:value-type="string">
            <text:p/>
          </table:table-cell>
          <table:table-cell office:value-type="string">
            <text:p>WBW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line/s#LineFollow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line/s#LineFollower</text:p>
          </table:table-cell>
          <table:table-cell office:value-type="string">
            <text:p/>
          </table:table-cell>
          <table:table-cell office:value-type="string">
            <text:p>LineFollowe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decision/s#Decis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ssionrobot/s#MissionRobot/s#Path/m#01_fragment</text:p>
          </table:table-cell>
          <table:table-cell office:value-type="string">
            <text:p/>
          </table:table-cell>
          <table:table-cell office:value-type="string">
            <text:p>01_fragmen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ssionrobot/s#MissionRobot/s#Path</text:p>
          </table:table-cell>
          <table:table-cell office:value-type="string">
            <text:p>mrdecision/s#Decision/m#WWW_01,mrdecision/s#Decision/m#WWB_01,mrdecision/s#Decision/m#WBW_01,mrdecision/s#Decision/m#WBB_01,mrdecision/s#Decision/m#BWW_01,mrdecision/s#Decision/m#BWB_01,mrdecision/s#Decision/m#BBW_01,mrdecision/s#Decision/m#BBB_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ssionrobot/s#MissionRobot/s#Path/m#03_fragment</text:p>
          </table:table-cell>
          <table:table-cell office:value-type="string">
            <text:p/>
          </table:table-cell>
          <table:table-cell office:value-type="string">
            <text:p>03_fragmen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ssionrobot/s#MissionRobot/s#Path</text:p>
          </table:table-cell>
          <table:table-cell office:value-type="string">
            <text:p>mrdecision/s#Decision/m#WWW_03,mrdecision/s#Decision/m#WWB_03,mrdecision/s#Decision/m#WBW_03,mrdecision/s#Decision/m#WBB_03,mrdecision/s#Decision/m#BWW_03,mrdecision/s#Decision/m#BWB_03,mrdecision/s#Decision/m#BBW_03,mrdecision/s#Decision/m#BBB_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ssionrobot/s#MissionRobot/s#Path/m#00_stop</text:p>
          </table:table-cell>
          <table:table-cell office:value-type="string">
            <text:p/>
          </table:table-cell>
          <table:table-cell office:value-type="string">
            <text:p>00_sto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ssionrobot/s#MissionRobot/s#Path</text:p>
          </table:table-cell>
          <table:table-cell office:value-type="string">
            <text:p>mrdecision/s#Decision/m#WWW_00,mrdecision/s#Decision/m#WWB_00,mrdecision/s#Decision/m#WBW_00,mrdecision/s#Decision/m#WBB_00,mrdecision/s#Decision/m#BWW_00,mrdecision/s#Decision/m#BWB_00,mrdecision/s#Decision/m#BBW_00,mrdecision/s#Decision/m#BBB_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ssionrobot/s#MissionRobot/m#Inactive</text:p>
          </table:table-cell>
          <table:table-cell office:value-type="string">
            <text:p/>
          </table:table-cell>
          <table:table-cell office:value-type="string">
            <text:p>Inactiv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ssionrobot/s#MissionRobot</text:p>
          </table:table-cell>
          <table:table-cell office:value-type="string">
            <text:p>missionrobot/s#MissionRobot/s#Path/m#00_st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ssionrobot/s#MissionRobot/m#Active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ssionrobot/s#MissionRobot</text:p>
          </table:table-cell>
          <table:table-cell office:value-type="string">
            <text:p>missionrobot/s#MissionRobot/s#Path/m#01_fragment,missionrobot/s#MissionRobot/s#Path/m#03_frag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ssionrobot/s#MissionRobot</text:p>
          </table:table-cell>
          <table:table-cell office:value-type="string">
            <text:p/>
          </table:table-cell>
          <table:table-cell office:value-type="string">
            <text:p>MissionRobot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ssionrobot/s#MissionRobot/s#Path</text:p>
          </table:table-cell>
          <table:table-cell office:value-type="string">
            <text:p/>
          </table:table-cell>
          <table:table-cell office:value-type="string">
            <text:p>Path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ssionrobot/s#MissionRobo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